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3cm" fo:min-width="1.7cm"/>
      <style:paragraph-properties style:writing-mode="lr-tb"/>
    </style:style>
    <style:style style:name="gr2" style:family="graphic" style:parent-style-name="standard">
      <style:graphic-properties draw:fill="solid" draw:fill-color="#ffffff" draw:textarea-horizontal-align="justify" draw:textarea-vertical-align="top" draw:auto-grow-height="false" fo:min-height="1.67cm" fo:min-width="1.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99cm" fo:min-width="2.045cm"/>
      <style:paragraph-properties style:writing-mode="lr-tb"/>
    </style:style>
    <style:style style:name="gr4" style:family="graphic" style:parent-style-name="standard">
      <style:graphic-properties draw:fill="solid" draw:fill-color="#ffffff" draw:textarea-horizontal-align="justify" draw:textarea-vertical-align="top" draw:auto-grow-height="false" fo:min-height="2.492cm" fo:min-width="2.04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333cm" fo:min-width="2cm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justify" draw:textarea-vertical-align="top" draw:auto-grow-height="false" fo:min-height="2.667cm" fo:min-width="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321cm" fo:min-width="2.5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top" draw:auto-grow-height="false" fo:min-height="1.179cm" fo:min-width="2.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461cm" fo:min-width="1.453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top" draw:auto-grow-height="false" fo:min-height="2.239cm" fo:min-width="1.45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386cm" fo:min-width="1.5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top" draw:auto-grow-height="false" fo:min-height="2.614cm" fo:min-width="1.5cm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35cm" fo:min-width="0.6cm"/>
      <style:paragraph-properties style:writing-mode="lr-tb"/>
    </style:style>
    <style:style style:name="gr14" style:family="graphic" style:parent-style-name="standard">
      <style:graphic-properties svg:stroke-width="0.081cm" draw:marker-start-width="0.421cm" draw:marker-end-width="0.421cm" draw:textarea-horizontal-align="center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2cm" fo:min-width="0.5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25cm" fo:min-width="0.5cm"/>
      <style:paragraph-properties style:writing-mode="lr-tb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35cm" fo:min-width="0.5cm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25cm" fo:min-width="0.7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46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3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45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10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29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20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1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.104cm" fo:min-width="0.914cm"/>
      <style:paragraph-properties style:writing-mode="lr-tb"/>
    </style:style>
    <style:style style:name="gr30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start"/>
      <style:text-properties fo:font-size="10pt"/>
    </style:style>
    <style:style style:name="P3" style:family="paragraph">
      <loext:graphic-properties draw:fill="solid" draw:fill-color="#ffffff"/>
      <style:paragraph-properties fo:text-align="start"/>
      <style:text-properties fo:font-size="10pt"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loext:graphic-properties draw:fill-color="#ffffff"/>
      <style:paragraph-properties fo:text-align="start"/>
      <style:text-properties fo:font-size="10pt"/>
    </style:style>
    <style:style style:name="P5" style:family="paragraph">
      <loext:graphic-properties draw:fill-color="#ffffff"/>
      <style:paragraph-properties fo:text-align="center"/>
      <style:text-properties fo:font-size="10pt"/>
    </style:style>
    <style:style style:name="P6" style:family="paragraph">
      <style:text-properties fo:font-size="10pt"/>
    </style:style>
    <style:style style:name="P7" style:family="paragraph">
      <loext:graphic-properties draw:fill="none" draw:fill-color="#ffffff"/>
      <style:text-properties fo:font-size="10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cm" svg:height="0.48cm" svg:x="7.6cm" svg:y="6.3cm">
          <text:p text:style-name="P1">Pinoteca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2.2cm" svg:height="1.92cm" svg:x="7.6cm" svg:y="6.78cm">
          <text:p text:style-name="P2"><text:span text:style-name="T1">Nombre</text:span></text:p>
          <text:p text:style-name="P2"><text:span text:style-name="T2">Ciudad</text:span></text:p>
          <text:p text:style-name="P2"><text:span text:style-name="T2">Superfici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5cm" svg:height="0.549cm" svg:x="15.455cm" svg:y="5.8cm">
          <text:p text:style-name="P1">Cuadro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2.545cm" svg:height="2.742cm" svg:x="15.455cm" svg:y="6.349cm">
          <text:p text:style-name="P2"><text:span text:style-name="T1">ID</text:span></text:p>
          <text:p text:style-name="P2"><text:span text:style-name="T2">Nombre</text:span></text:p>
          <text:p text:style-name="P2"><text:span text:style-name="T2">Altura</text:span></text:p>
          <text:p text:style-name="P2"><text:span text:style-name="T2">Ancho</text:span></text:p>
          <text:p text:style-name="P2"><text:span text:style-name="T2">Fondo</text:span></text:p>
          <text:p text:style-name="P2"><text:span text:style-name="T2">Fecha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2.5cm" svg:height="0.583cm" svg:x="15.5cm" svg:y="13cm">
          <text:p text:style-name="P1">Pintor</text:p>
          <draw:enhanced-geometry svg:viewBox="0 0 21600 21600" draw:type="rectangle" draw:enhanced-path="M 0 0 L 21600 0 21600 21600 0 21600 0 0 Z N"/>
        </draw:custom-shape>
        <draw:custom-shape draw:style-name="gr6" draw:text-style-name="P3" xml:id="id3" draw:id="id3" draw:layer="layout" svg:width="2.5cm" svg:height="2.917cm" svg:x="15.5cm" svg:y="13.583cm">
          <text:p text:style-name="P2"><text:span text:style-name="T1">Cod</text:span></text:p>
          <text:p text:style-name="P2">Nombre</text:p>
          <text:p text:style-name="P2">Pais</text:p>
          <text:p text:style-name="P2">F_Nac</text:p>
          <text:p text:style-name="P2">F_Def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0.571cm" svg:x="22.7cm" svg:y="6.4cm">
          <text:p text:style-name="P1">Tecninca</text:p>
          <draw:enhanced-geometry svg:viewBox="0 0 21600 21600" draw:type="rectangle" draw:enhanced-path="M 0 0 L 21600 0 21600 21600 0 21600 0 0 Z N"/>
        </draw:custom-shape>
        <draw:custom-shape draw:style-name="gr8" draw:text-style-name="P4" xml:id="id8" draw:id="id8" draw:layer="layout" svg:width="3cm" svg:height="1.429cm" svg:x="22.7cm" svg:y="6.971cm">
          <text:p text:style-name="P2"><text:span text:style-name="T1">Cod</text:span></text:p>
          <text:p text:style-name="P2">Nombre</text:p>
          <text:p text:style-name="P2">Especificaciones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953cm" svg:height="0.711cm" svg:x="7.4cm" svg:y="13cm">
          <text:p text:style-name="P1">Escuela</text:p>
          <draw:enhanced-geometry svg:viewBox="0 0 21600 21600" draw:type="rectangle" draw:enhanced-path="M 0 0 L 21600 0 21600 21600 0 21600 0 0 Z N"/>
        </draw:custom-shape>
        <draw:custom-shape draw:style-name="gr10" draw:text-style-name="P4" xml:id="id2" draw:id="id2" draw:layer="layout" svg:width="1.953cm" svg:height="2.489cm" svg:x="7.4cm" svg:y="13.711cm">
          <text:p text:style-name="P2"><text:span text:style-name="T1">Cod</text:span></text:p>
          <text:p text:style-name="P2">Nombre</text:p>
          <text:p text:style-name="P2">Pais</text:p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0.636cm" svg:x="22.2cm" svg:y="15.7cm">
          <text:p text:style-name="P1">Mecenas</text:p>
          <draw:enhanced-geometry svg:viewBox="0 0 21600 21600" draw:type="rectangle" draw:enhanced-path="M 0 0 L 21600 0 21600 21600 0 21600 0 0 Z N"/>
        </draw:custom-shape>
        <draw:custom-shape draw:style-name="gr12" draw:text-style-name="P4" xml:id="id13" draw:id="id13" draw:layer="layout" svg:width="2cm" svg:height="2.864cm" svg:x="22.2cm" svg:y="16.336cm">
          <text:p text:style-name="P2"><text:span text:style-name="T1">Cod</text:span></text:p>
          <text:p text:style-name="P2">Nombre</text:p>
          <text:p text:style-name="P2">Ciudad</text:p>
          <text:p text:style-name="P2">Pais</text:p>
          <text:p text:style-name="P2">F_Nac</text:p>
          <text:p text:style-name="P2">F_Def</text:p>
          <draw:enhanced-geometry svg:viewBox="0 0 21600 21600" draw:type="rectangle" draw:enhanced-path="M 0 0 L 21600 0 21600 21600 0 21600 0 0 Z N"/>
        </draw:custom-shape>
        <draw:custom-shape draw:style-name="gr13" draw:text-style-name="P5" xml:id="id1" draw:id="id1" draw:layer="layout" svg:width="2.2cm" svg:height="1.2cm" svg:x="11.9cm" svg:y="14.4cm">
          <text:p text:style-name="P1">Pertenec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4" draw:text-style-name="P1" draw:layer="layout" svg:x1="11.9cm" svg:y1="15cm" svg:x2="9.353cm" svg:y2="14.955cm" draw:start-shape="id1" draw:start-glue-point="5" draw:end-shape="id2" draw:end-glue-point="1" svg:d="M11900 15000h-1274v-45h-1273" svg:viewBox="0 0 2548 46">
          <text:p/>
        </draw:connector>
        <draw:connector draw:style-name="gr15" draw:text-style-name="P1" draw:layer="layout" svg:x1="14.1cm" svg:y1="15cm" svg:x2="15.5cm" svg:y2="15.041cm" draw:start-shape="id1" draw:start-glue-point="7" draw:end-shape="id3" draw:end-glue-point="3" svg:d="M14100 15000h701v41h699" svg:viewBox="0 0 1401 42">
          <text:p/>
        </draw:connector>
        <draw:custom-shape draw:style-name="gr16" draw:text-style-name="P5" xml:id="id4" draw:id="id4" draw:layer="layout" svg:width="2cm" svg:height="0.9cm" svg:x="11.8cm" svg:y="7.3cm">
          <text:p text:style-name="P1">Tien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5" draw:text-style-name="P1" draw:layer="layout" svg:x1="13.8cm" svg:y1="7.75cm" svg:x2="15.455cm" svg:y2="7.72cm" draw:start-shape="id4" draw:start-glue-point="7" draw:end-shape="id5" draw:end-glue-point="3" svg:d="M13800 7750h828v-30h827" svg:viewBox="0 0 1656 31">
          <text:p/>
        </draw:connector>
        <draw:connector draw:style-name="gr15" draw:text-style-name="P1" draw:layer="layout" svg:x1="11.8cm" svg:y1="7.75cm" svg:x2="9.8cm" svg:y2="7.74cm" draw:start-shape="id4" draw:start-glue-point="5" draw:end-shape="id6" draw:end-glue-point="1" svg:d="M11800 7750h-1000v-10h-1000" svg:viewBox="0 0 2001 11">
          <text:p/>
        </draw:connector>
        <draw:custom-shape draw:style-name="gr16" draw:text-style-name="P5" xml:id="id7" draw:id="id7" draw:layer="layout" svg:width="2cm" svg:height="0.9cm" svg:x="19.3cm" svg:y="7.3cm">
          <text:p text:style-name="P1">Tien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5" draw:text-style-name="P1" draw:layer="layout" svg:x1="21.3cm" svg:y1="7.75cm" svg:x2="22.7cm" svg:y2="7.685cm" draw:start-shape="id7" draw:start-glue-point="7" draw:end-shape="id8" draw:end-glue-point="3" svg:d="M21300 7750h701v-65h699" svg:viewBox="0 0 1401 66">
          <text:p/>
        </draw:connector>
        <draw:connector draw:style-name="gr14" draw:text-style-name="P1" draw:layer="layout" svg:x1="19.3cm" svg:y1="7.75cm" svg:x2="18cm" svg:y2="7.72cm" draw:start-shape="id7" draw:start-glue-point="5" draw:end-shape="id5" draw:end-glue-point="1" svg:d="M19300 7750h-650v-30h-650" svg:viewBox="0 0 1301 31">
          <text:p/>
        </draw:connector>
        <draw:custom-shape draw:style-name="gr17" draw:text-style-name="P5" xml:id="id9" draw:id="id9" draw:layer="layout" svg:width="2cm" svg:height="1cm" svg:x="15.7cm" svg:y="10.8cm">
          <text:p text:style-name="P1">Pinta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5" draw:text-style-name="P1" draw:layer="layout" svg:x1="16.7cm" svg:y1="10.8cm" svg:x2="16.727cm" svg:y2="9.091cm" draw:start-shape="id9" draw:start-glue-point="4" draw:end-shape="id5" draw:end-glue-point="2" svg:d="M16700 10800v-854h27v-855" svg:viewBox="0 0 28 1710">
          <text:p/>
        </draw:connector>
        <draw:connector draw:style-name="gr15" draw:text-style-name="P1" draw:layer="layout" svg:x1="16.7cm" svg:y1="11.8cm" svg:x2="16.75cm" svg:y2="13cm" draw:start-shape="id9" draw:start-glue-point="6" draw:end-shape="id10" draw:end-glue-point="0" svg:d="M16700 11800v600h50v600" svg:viewBox="0 0 51 1201">
          <text:p/>
        </draw:connector>
        <draw:custom-shape draw:style-name="gr18" draw:text-style-name="P5" xml:id="id11" draw:id="id11" draw:layer="layout" svg:width="2cm" svg:height="1.2cm" svg:x="20cm" svg:y="14.4cm">
          <text:p text:style-name="P1">Maestr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1" draw:layer="layout" svg:x1="18cm" svg:y1="13.291cm" svg:x2="21cm" svg:y2="14.4cm" draw:start-shape="id10" draw:start-glue-point="1" draw:end-shape="id11" draw:end-glue-point="4" svg:d="M18000 13291h3000v1109" svg:viewBox="0 0 3001 1110">
          <text:p/>
        </draw:connector>
        <draw:connector draw:style-name="gr15" draw:text-style-name="P1" draw:layer="layout" svg:x1="20cm" svg:y1="15cm" svg:x2="18cm" svg:y2="15.041cm" draw:start-shape="id11" draw:start-glue-point="5" draw:end-shape="id3" draw:end-glue-point="1" svg:d="M20000 15000h-1000v41h-1000" svg:viewBox="0 0 2001 42">
          <text:p/>
        </draw:connector>
        <draw:custom-shape draw:style-name="gr19" draw:text-style-name="P5" xml:id="id12" draw:id="id12" draw:layer="layout" svg:width="2.5cm" svg:height="1cm" svg:x="18cm" svg:y="17.2cm">
          <text:p text:style-name="P1">Patrocina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5" draw:text-style-name="P1" draw:layer="layout" svg:x1="18cm" svg:y1="17.7cm" svg:x2="16.75cm" svg:y2="16.5cm" draw:start-shape="id12" draw:start-glue-point="5" draw:end-shape="id3" draw:end-glue-point="2" svg:d="M18000 17700h-1250v-1200" svg:viewBox="0 0 1251 1201">
          <text:p/>
        </draw:connector>
        <draw:connector draw:style-name="gr14" draw:text-style-name="P1" draw:layer="layout" svg:x1="20.5cm" svg:y1="17.7cm" svg:x2="22.2cm" svg:y2="17.768cm" draw:end-shape="id13" draw:end-glue-point="3" svg:d="M20500 17700h600v68h1100" svg:viewBox="0 0 1701 69">
          <text:p/>
        </draw:connector>
        <draw:frame draw:style-name="gr20" draw:text-style-name="P7" draw:layer="layout" svg:width="1cm" svg:height="0.645cm" svg:x="10cm" svg:y="7.155cm">
          <draw:text-box>
            <text:p text:style-name="P6">1</text:p>
          </draw:text-box>
        </draw:frame>
        <draw:frame draw:style-name="gr20" draw:text-style-name="P7" draw:layer="layout" svg:width="1.5cm" svg:height="0.645cm" svg:x="9.7cm" svg:y="7.7cm">
          <draw:text-box>
            <text:p text:style-name="P6">(1,N)</text:p>
          </draw:text-box>
        </draw:frame>
        <draw:frame draw:style-name="gr21" draw:text-style-name="P7" draw:layer="layout" svg:width="0.637cm" svg:height="0.711cm" svg:x="14.6cm" svg:y="7.089cm">
          <draw:text-box>
            <text:p text:style-name="P6">N</text:p>
          </draw:text-box>
        </draw:frame>
        <draw:frame draw:style-name="gr22" draw:text-style-name="P7" draw:layer="layout" svg:width="1.455cm" svg:height="0.645cm" svg:x="14.4cm" svg:y="7.72cm">
          <draw:text-box>
            <text:p text:style-name="P6">(0,1)</text:p>
          </draw:text-box>
        </draw:frame>
        <draw:frame draw:style-name="gr20" draw:text-style-name="P7" draw:layer="layout" svg:width="1cm" svg:height="0.645cm" svg:x="18.1cm" svg:y="7cm">
          <draw:text-box>
            <text:p text:style-name="P6">N</text:p>
          </draw:text-box>
        </draw:frame>
        <draw:frame draw:style-name="gr20" draw:text-style-name="P7" draw:layer="layout" svg:width="1.5cm" svg:height="0.645cm" svg:x="17.9cm" svg:y="7.7cm">
          <draw:text-box>
            <text:p text:style-name="P6">(1,1)</text:p>
          </draw:text-box>
        </draw:frame>
        <draw:frame draw:style-name="gr20" draw:text-style-name="P7" draw:layer="layout" svg:width="1cm" svg:height="0.645cm" svg:x="21.8cm" svg:y="7.155cm">
          <draw:text-box>
            <text:p text:style-name="P6">1</text:p>
          </draw:text-box>
        </draw:frame>
        <draw:frame draw:style-name="gr20" draw:text-style-name="P7" draw:layer="layout" svg:width="1.5cm" svg:height="0.645cm" svg:x="21.5cm" svg:y="7.7cm">
          <draw:text-box>
            <text:p text:style-name="P6">(0,N)</text:p>
          </draw:text-box>
        </draw:frame>
        <draw:frame draw:style-name="gr23" draw:text-style-name="P7" draw:layer="layout" svg:width="1.227cm" svg:height="0.709cm" svg:x="15.5cm" svg:y="9.091cm">
          <draw:text-box>
            <text:p text:style-name="P6">(0,1)</text:p>
          </draw:text-box>
        </draw:frame>
        <draw:frame draw:style-name="gr24" draw:text-style-name="P7" draw:layer="layout" svg:width="0.637cm" svg:height="0.645cm" svg:x="16.727cm" svg:y="9.091cm">
          <draw:text-box>
            <text:p text:style-name="P6">N</text:p>
          </draw:text-box>
        </draw:frame>
        <draw:frame draw:style-name="gr20" draw:text-style-name="P7" draw:layer="layout" svg:width="1.5cm" svg:height="0.645cm" svg:x="15.6cm" svg:y="12.455cm">
          <draw:text-box>
            <text:p text:style-name="P6">(0,N)</text:p>
          </draw:text-box>
        </draw:frame>
        <draw:frame draw:style-name="gr25" draw:text-style-name="P7" draw:layer="layout" svg:width="0.4cm" svg:height="0.645cm" svg:x="16.7cm" svg:y="12.455cm">
          <draw:text-box>
            <text:p text:style-name="P6">1</text:p>
          </draw:text-box>
        </draw:frame>
        <draw:frame draw:style-name="gr20" draw:text-style-name="P7" draw:layer="layout" svg:width="2cm" svg:height="0.645cm" svg:x="18cm" svg:y="12.5cm">
          <draw:text-box>
            <text:p text:style-name="P6">1 (0,N)</text:p>
          </draw:text-box>
        </draw:frame>
        <draw:frame draw:style-name="gr20" draw:text-style-name="P7" draw:layer="layout" svg:width="2cm" svg:height="0.645cm" svg:x="18cm" svg:y="13.355cm">
          <draw:text-box>
            <text:p text:style-name="P6">Maestro</text:p>
          </draw:text-box>
        </draw:frame>
        <draw:frame draw:style-name="gr20" draw:text-style-name="P7" draw:layer="layout" svg:width="2cm" svg:height="0.645cm" svg:x="18cm" svg:y="14.5cm">
          <draw:text-box>
            <text:p text:style-name="P6">N (0,N)</text:p>
          </draw:text-box>
        </draw:frame>
        <draw:frame draw:style-name="gr20" draw:text-style-name="P7" draw:layer="layout" svg:width="2cm" svg:height="0.645cm" svg:x="18cm" svg:y="15cm">
          <draw:text-box>
            <text:p text:style-name="P6">Alumno</text:p>
          </draw:text-box>
        </draw:frame>
        <draw:frame draw:style-name="gr26" draw:text-style-name="P7" draw:layer="layout" svg:width="0.651cm" svg:height="0.645cm" svg:x="9.519cm" svg:y="14.393cm">
          <draw:text-box>
            <text:p text:style-name="P6">1</text:p>
          </draw:text-box>
        </draw:frame>
        <draw:frame draw:style-name="gr22" draw:text-style-name="P7" draw:layer="layout" svg:width="1.377cm" svg:height="0.645cm" svg:x="9.223cm" svg:y="14.92cm">
          <draw:text-box>
            <text:p text:style-name="P6">(1,N)</text:p>
          </draw:text-box>
        </draw:frame>
        <draw:frame draw:style-name="gr20" draw:text-style-name="P7" draw:layer="layout" svg:width="1cm" svg:height="0.645cm" svg:x="14.7cm" svg:y="14.5cm">
          <draw:text-box>
            <text:p text:style-name="P6">N</text:p>
          </draw:text-box>
        </draw:frame>
        <draw:frame draw:style-name="gr27" draw:text-style-name="P7" draw:layer="layout" svg:width="1.6cm" svg:height="0.645cm" svg:x="14.4cm" svg:y="15.1cm">
          <draw:text-box>
            <text:p text:style-name="P6">(0,1)</text:p>
          </draw:text-box>
        </draw:frame>
        <draw:frame draw:style-name="gr20" draw:text-style-name="P7" draw:layer="layout" svg:width="1cm" svg:height="0.645cm" svg:x="16cm" svg:y="16.5cm">
          <draw:text-box>
            <text:p text:style-name="P6">N</text:p>
          </draw:text-box>
        </draw:frame>
        <draw:frame draw:style-name="gr20" draw:text-style-name="P7" draw:layer="layout" svg:width="1.5cm" svg:height="0.645cm" svg:x="16.6cm" svg:y="16.5cm">
          <draw:text-box>
            <text:p text:style-name="P6">(0,M)</text:p>
          </draw:text-box>
        </draw:frame>
        <draw:frame draw:style-name="gr20" draw:text-style-name="P7" draw:layer="layout" svg:width="1.5cm" svg:height="0.645cm" svg:x="21cm" svg:y="17.2cm">
          <draw:text-box>
            <text:p text:style-name="P6">(1,N)</text:p>
          </draw:text-box>
        </draw:frame>
        <draw:frame draw:style-name="gr28" draw:text-style-name="P7" draw:layer="layout" svg:width="1cm" svg:height="0.645cm" svg:x="21.3cm" svg:y="17.8cm">
          <draw:text-box>
            <text:p text:style-name="P6">M</text:p>
          </draw:text-box>
        </draw:frame>
        <draw:custom-shape draw:style-name="gr29" draw:text-style-name="P9" xml:id="id14" draw:id="id14" draw:layer="layout" svg:width="2cm" svg:height="0.5cm" svg:x="18.2cm" svg:y="19.5cm">
          <text:p text:style-name="P8"><text:span text:style-name="T3">Relac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10" draw:layer="layout" draw:type="line" svg:x1="19.2cm" svg:y1="19.5cm" svg:x2="19.25cm" svg:y2="18.2cm" draw:start-shape="id14" draw:start-glue-point="4" draw:end-shape="id12" draw:end-glue-point="6" svg:d="M19200 19500l50-1300" svg:viewBox="0 0 51 13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9-04-16T11:32:18.87</meta:creation-date>
    <meta:editing-duration>PT24M41S</meta:editing-duration>
    <meta:editing-cycles>6</meta:editing-cycles>
    <meta:generator>LibreOffice/7.3.4.2$Windows_X86_64 LibreOffice_project/728fec16bd5f605073805c3c9e7c4212a0120dc5</meta:generator>
    <dc:date>2022-10-05T11:01:56.278000000</dc:date>
    <meta:document-statistic meta:object-count="56"/>
  </office:meta>
</office:document-meta>
</file>